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0.957cm" fo:min-width="3.257cm" fo:padding-top="0.157cm" fo:padding-bottom="0.157cm" fo:padding-left="0.277cm" fo:padding-right="0.277cm" fo:wrap-option="wrap" draw:shadow="visible" draw:shadow-offset-x="0.212cm" draw:shadow-offset-y="0.212cm" draw:shadow-color="#dddddd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15.886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72cm" fo:min-width="9.60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7cm" fo:min-width="16.645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yle 1" draw:style-name="gr1" draw:text-style-name="P2" draw:layer="layout" svg:width="3.81cm" svg:height="1.27cm" svg:x="7.985cm" svg:y="16.065cm">
          <text:p text:style-name="P1"><text:span text:style-name="T1">0x1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9.863cm" svg:height="1.27cm" svg:x="3.179cm" svg:y="11.42cm">
          <text:p text:style-name="P3">Node shift = 1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3.262cm" svg:y="12.707cm">
          <text:p text:style-name="P3">Entry 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5.562cm" svg:y="12.707cm">
          <text:p text:style-name="P3">Entry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7.962cm" svg:y="12.707cm"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10.462cm" svg:y="12.707cm">
          <text:p text:style-name="P3">Entry 7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127cm" svg:y1="13.842cm" svg:x2="8.62cm" svg:y2="15.747cm">
          <text:p/>
        </draw:line>
        <draw:custom-shape draw:style-name="gr5" draw:text-style-name="P3" draw:layer="layout" svg:width="16.385cm" svg:height="1.587cm" svg:x="6.205cm" svg:y="5.052cm">
          <text:p text:style-name="P3">xa_store_order <text:s/>index=0, order=12, entry=0x1</text:p>
          <draw:enhanced-geometry svg:viewBox="0 0 21600 21600" draw:glue-points="10800 0 0 10800 10800 21600 21600 10800 ?f40 ?f41" draw:text-areas="0 0 21600 21600" draw:type="rectangular-callout" draw:modifiers="391.504943244233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10.108cm" svg:height="2.222cm" svg:x="13.752cm" svg:y="11.545cm">
          <text:p text:style-name="P3">offset: (xa_index &gt;&gt; node-&gt;shift) &amp; XA_CHUNK_MASK = 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7.145cm" svg:height="1.587cm" svg:x="4.492cm" svg:y="8.302cm">
          <text:p text:style-name="P5">xas→xa_index = (index&gt;&gt;order)&lt;&lt;order=(4004&gt;&gt;7)&lt;&lt;7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1.795cm" svg:y1="9.89cm" svg:x2="11.795cm" svg:y2="11.1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18T08:55:41.091911429</dc:date>
    <meta:editing-duration>PT43M53S</meta:editing-duration>
    <meta:editing-cycles>9</meta:editing-cycles>
    <meta:generator>LibreOffice/7.3.7.2$Linux_X86_64 LibreOffice_project/30$Build-2</meta:generator>
    <meta:document-statistic meta:object-count="11"/>
  </office:meta>
</office:document-meta>
</file>